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ed5a4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199cm" style:contextual-spacing="false" fo:text-align="start" style:justify-single-word="false"/>
      <style:text-properties officeooo:rsid="00ed5a4c" officeooo:paragraph-rsid="00ed5a4c"/>
    </style:style>
    <style:style style:name="P4" style:family="paragraph" style:parent-style-name="tfDéfinition">
      <style:text-properties officeooo:rsid="00ea75fe" officeooo:paragraph-rsid="01235fb6"/>
    </style:style>
    <style:style style:name="P5" style:family="paragraph" style:parent-style-name="tfDéfinition">
      <loext:graphic-properties draw:fill="solid" draw:fill-color="#dee7e5" draw:fill-gradient-name="gradient" draw:fill-hatch-name="hatch"/>
      <style:paragraph-properties fo:background-color="#dee7e5" fo:padding="0.199cm" fo:border-left="4pt solid #168253" fo:border-right="none" fo:border-top="none" fo:border-bottom="none"/>
    </style:style>
    <style:style style:name="P6" style:family="paragraph" style:parent-style-name="Standard">
      <style:text-properties officeooo:paragraph-rsid="0120e8cd"/>
    </style:style>
    <style:style style:name="P7" style:family="paragraph" style:parent-style-name="Standard">
      <style:text-properties officeooo:rsid="01336daa" officeooo:paragraph-rsid="01336daa"/>
    </style:style>
    <style:style style:name="P8" style:family="paragraph" style:parent-style-name="Standard">
      <style:text-properties officeooo:rsid="0133bf34" officeooo:paragraph-rsid="0133bf34"/>
    </style:style>
    <style:style style:name="P9" style:family="paragraph" style:parent-style-name="Standard" style:list-style-name="tfPuce">
      <style:text-properties officeooo:paragraph-rsid="0133bf34"/>
    </style:style>
    <style:style style:name="P10" style:family="paragraph" style:parent-style-name="Standard" style:list-style-name="tfPuce">
      <style:text-properties officeooo:rsid="01349c3f" officeooo:paragraph-rsid="01349c3f"/>
    </style:style>
    <style:style style:name="P11" style:family="paragraph" style:parent-style-name="Standard" style:list-style-name="tfPuce">
      <style:text-properties officeooo:rsid="0135c559" officeooo:paragraph-rsid="0135c559"/>
    </style:style>
    <style:style style:name="P12" style:family="paragraph" style:parent-style-name="Standard" style:list-style-name="tfPuce">
      <style:text-properties officeooo:rsid="0136b0b0" officeooo:paragraph-rsid="0136b0b0"/>
    </style:style>
    <style:style style:name="P13" style:family="paragraph" style:parent-style-name="Standard">
      <style:text-properties officeooo:paragraph-rsid="013737a1"/>
    </style:style>
    <style:style style:name="P14" style:family="paragraph" style:parent-style-name="Standard">
      <style:text-properties officeooo:rsid="01381ece" officeooo:paragraph-rsid="01381ece"/>
    </style:style>
    <style:style style:name="P15" style:family="paragraph" style:parent-style-name="tfDéfinition" style:list-style-name="tfPuce">
      <loext:graphic-properties draw:fill="solid" draw:fill-color="#dee7e5" draw:fill-gradient-name="gradient" draw:fill-hatch-name="hatch"/>
      <style:paragraph-properties fo:background-color="#dee7e5" fo:padding="0.199cm" fo:border-left="4pt solid #168253" fo:border-right="none" fo:border-top="none" fo:border-bottom="none"/>
    </style:style>
    <style:style style:name="P16" style:family="paragraph" style:parent-style-name="tfDéfinition" style:list-style-name="tfPuce">
      <style:text-properties officeooo:paragraph-rsid="0122522c"/>
    </style:style>
    <style:style style:name="P17" style:family="paragraph" style:parent-style-name="tfDéfinition" style:list-style-name="tfPuce">
      <style:paragraph-properties fo:margin-top="0cm" fo:margin-bottom="0.199cm" style:contextual-spacing="false"/>
      <style:text-properties officeooo:rsid="00ed5a4c" officeooo:paragraph-rsid="0122522c"/>
    </style:style>
    <style:style style:name="P18" style:family="paragraph" style:parent-style-name="tfDéfinition">
      <style:text-properties officeooo:paragraph-rsid="01336daa"/>
    </style:style>
    <style:style style:name="P19" style:family="paragraph" style:parent-style-name="tfDéfinition">
      <style:paragraph-properties fo:text-align="center" style:justify-single-word="false"/>
      <style:text-properties officeooo:rsid="01381ece" officeooo:paragraph-rsid="01381ece"/>
    </style:style>
    <style:style style:name="P20" style:family="paragraph" style:parent-style-name="tfDéfinition">
      <style:text-properties officeooo:paragraph-rsid="01381ece"/>
    </style:style>
    <style:style style:name="P21" style:family="paragraph" style:parent-style-name="tfTitre_20_I_29_">
      <style:text-properties fo:font-variant="normal" fo:text-transform="none" style:font-name="Arial2" fo:font-size="18pt" fo:font-style="italic" fo:font-weight="bold" officeooo:rsid="013737a1" officeooo:paragraph-rsid="013737a1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20e8cd" style:font-weight-asian="bold" style:font-weight-complex="bold"/>
    </style:style>
    <style:style style:name="T3" style:family="text">
      <style:text-properties fo:font-weight="bold" officeooo:rsid="013737a1" style:font-weight-asian="bold" style:font-weight-complex="bold"/>
    </style:style>
    <style:style style:name="T4" style:family="text">
      <style:text-properties fo:font-weight="bold" officeooo:rsid="01286eda" style:font-weight-asian="bold" style:font-weight-complex="bold"/>
    </style:style>
    <style:style style:name="T5" style:family="text">
      <style:text-properties fo:font-weight="bold" officeooo:rsid="0147115c" style:font-weight-asian="bold" style:font-weight-complex="bold"/>
    </style:style>
    <style:style style:name="T6" style:family="text">
      <style:text-properties style:font-name="Courier New1" fo:background-color="#dddddd" loext:char-shading-value="0"/>
    </style:style>
    <style:style style:name="T7" style:family="text">
      <style:text-properties style:font-name="Courier New1" officeooo:rsid="01285ef5" fo:background-color="#dddddd" loext:char-shading-value="0"/>
    </style:style>
    <style:style style:name="T8" style:family="text">
      <style:text-properties officeooo:rsid="00ea75fe"/>
    </style:style>
    <style:style style:name="T9" style:family="text">
      <style:text-properties fo:font-weight="normal" officeooo:rsid="0120e8cd" style:font-weight-asian="normal" style:font-weight-complex="normal"/>
    </style:style>
    <style:style style:name="T10" style:family="text">
      <style:text-properties fo:font-weight="normal" officeooo:rsid="013737a1" style:font-weight-asian="normal" style:font-weight-complex="normal"/>
    </style:style>
    <style:style style:name="T11" style:family="text">
      <style:text-properties fo:font-weight="normal" officeooo:rsid="0147115c" style:font-weight-asian="normal" style:font-weight-complex="normal"/>
    </style:style>
    <style:style style:name="T12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Arial" fo:font-style="italic" fo:font-weight="bold" officeooo:rsid="0136b0b0" style:font-style-asian="italic" style:font-weight-asian="bold" style:font-style-complex="italic" style:font-weight-complex="bold"/>
    </style:style>
    <style:style style:name="T14" style:family="text">
      <style:text-properties officeooo:rsid="01235fb6"/>
    </style:style>
    <style:style style:name="T15" style:family="text">
      <style:text-properties officeooo:rsid="01241274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1336daa"/>
    </style:style>
    <style:style style:name="T18" style:family="text">
      <style:text-properties fo:color="#3465a4" loext:opacity="100%" fo:font-weight="bold" style:font-weight-asian="bold" style:font-weight-complex="bold"/>
    </style:style>
    <style:style style:name="T19" style:family="text">
      <style:text-properties fo:color="#3465a4" loext:opacity="100%" fo:font-weight="bold" officeooo:rsid="0133bf34" style:font-weight-asian="bold" style:font-weight-complex="bold"/>
    </style:style>
    <style:style style:name="T20" style:family="text">
      <style:text-properties fo:color="#3465a4" loext:opacity="100%" fo:font-weight="bold" officeooo:rsid="0136b0b0" style:font-weight-asian="bold" style:font-weight-complex="bold"/>
    </style:style>
    <style:style style:name="T21" style:family="text">
      <style:text-properties fo:color="#3465a4" loext:opacity="100%" fo:font-weight="bold" officeooo:rsid="0120e8cd" style:font-weight-asian="bold" style:font-weight-complex="bold"/>
    </style:style>
    <style:style style:name="T22" style:family="text">
      <style:text-properties fo:color="#3465a4" loext:opacity="100%" fo:font-weight="bold" officeooo:rsid="013737a1" style:font-weight-asian="bold" style:font-weight-complex="bold"/>
    </style:style>
    <style:style style:name="T23" style:family="text">
      <style:text-properties fo:color="#3465a4" loext:opacity="100%" fo:font-weight="bold" officeooo:rsid="01286eda" style:font-weight-asian="bold" style:font-weight-complex="bold"/>
    </style:style>
    <style:style style:name="T24" style:family="text">
      <style:text-properties fo:color="#3465a4" loext:opacity="100%" fo:font-weight="bold" officeooo:rsid="0147115c" style:font-weight-asian="bold" style:font-weight-complex="bold"/>
    </style:style>
    <style:style style:name="T25" style:family="text">
      <style:text-properties fo:color="#3465a4" loext:opacity="100%" style:font-name="Times New Roman2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133bf34"/>
    </style:style>
    <style:style style:name="T28" style:family="text">
      <style:text-properties style:font-name="Times New Roman2"/>
    </style:style>
    <style:style style:name="T29" style:family="text">
      <style:text-properties officeooo:rsid="0136b0b0"/>
    </style:style>
    <style:style style:name="T30" style:family="text">
      <style:text-properties officeooo:rsid="013737a1"/>
    </style:style>
    <style:style style:name="T31" style:family="text">
      <style:text-properties officeooo:rsid="01286eda"/>
    </style:style>
    <style:style style:name="T32" style:family="text">
      <style:text-properties officeooo:rsid="01466460"/>
    </style:style>
    <style:style style:name="T33" style:family="text">
      <style:text-properties officeooo:rsid="014711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Arbres : <text:span text:style-name="T17">Synthèse de cours</text:span></text:p>
      <text:p text:style-name="Standard"/>
      <text:list xml:id="list3864764523" text:style-name="tfNum_20_I_29_">
        <text:list-item>
          <text:p text:style-name="P21">Arbres</text:p>
        </text:list-item>
      </text:list>
      <text:p text:style-name="P7">Après les structures de données linéaires (listes, piles et files), nous nous intéressons dans ce chapitre aux structures de données <text:span text:style-name="T18">hiérarchiques</text:span> <text:span text:style-name="T29">ou </text:span><text:span text:style-name="T20">arborescentes</text:span><text:span text:style-name="T29">.</text:span></text:p>
      <text:p text:style-name="P7"/>
      <text:p text:style-name="tfDéfinition"><text:span text:style-name="tfGras"><text:span text:style-name="T26">Définition 1 :</text:span></text:span></text:p>
      <text:p text:style-name="P18">Un arbre <text:span text:style-name="T19">enraciné</text:span><text:span text:style-name="T27"> </text:span>est constitué de <text:span text:style-name="T18">nœuds</text:span> qui peuvent avoir des nœuds <text:span text:style-name="T18">enfants</text:span>.</text:p>
      <text:p text:style-name="P18">Le nœud au sommet de la hiérarchie est appelé <text:span text:style-name="T18">racine</text:span>.</text:p>
      <text:p text:style-name="P6"/>
      <text:p text:style-name="P8"><text:span text:style-name="tfGras">Vocabulaire :</text:span></text:p>
      <text:list xml:id="list3054293596" text:style-name="tfPuce">
        <text:list-item>
          <text:p text:style-name="P9"><text:span text:style-name="T27">Un nœud sans enfants est appelé </text:span><text:span text:style-name="T19">feuille</text:span><text:span text:style-name="T27">.</text:span></text:p>
        </text:list-item>
        <text:list-item>
          <text:p text:style-name="P10">Les nœuds sont reliés par des <text:span text:style-name="T18">ar</text:span><text:span text:style-name="T25">êtes</text:span><text:span text:style-name="T28">.</text:span></text:p>
        </text:list-item>
        <text:list-item>
          <text:p text:style-name="P11">Les nœuds ont souvent une valeur appelée <text:span text:style-name="T18">étiquette</text:span>.</text:p>
        </text:list-item>
        <text:list-item>
          <text:p text:style-name="P12">Le <text:span text:style-name="T18">degré</text:span> d’un nœud (ou <text:span text:style-name="T18">arité</text:span>) est le nombre de ses enfants</text:p>
        </text:list-item>
        <text:list-item>
          <text:p text:style-name="P10">La <text:span text:style-name="T18">profondeur</text:span> d'un nœud est le nombre d'arêtes, de la racine au nœud <text:line-break/>(ou éventuellement le nombre de nœuds).</text:p>
        </text:list-item>
        <text:list-item>
          <text:p text:style-name="P10">La <text:span text:style-name="T18">hauteur</text:span> d'un arbre est la profondeur de la feuille la plus éloignée de la racine. </text:p>
        </text:list-item>
        <text:list-item>
          <text:p text:style-name="P10">La <text:span text:style-name="T18">taille</text:span> d'un arbre est son nombre de nœuds.</text:p>
        </text:list-item>
      </text:list>
      <text:p text:style-name="P8"/>
      <text:p text:style-name="P8"/>
      <text:list xml:id="list194948257505804" text:continue-list="list3864764523" text:style-name="tfNum_20_I_29_">
        <text:list-item>
          <text:p text:style-name="tfTitre_20_I_29_">Arbres binaires</text:p>
        </text:list-item>
      </text:list>
      <text:p text:style-name="tfDéfinition"><text:span text:style-name="T12">Définition </text:span><text:span text:style-name="T13">2</text:span><text:span text:style-name="T12"> :</text:span></text:p>
      <text:p text:style-name="P5"><text:span text:style-name="T8">On appelle </text:span><text:span text:style-name="T21">arbre binaire</text:span><text:span text:style-name="T9"> un arbre </text:span><text:span text:style-name="T10">enraciné </text:span><text:span text:style-name="T9">dont</text:span><text:span text:style-name="T2"> </text:span><text:span text:style-name="T8">:</text:span></text:p>
      <text:list xml:id="list194948514474947" text:continue-list="list3054293596" text:style-name="tfPuce">
        <text:list-item>
          <text:p text:style-name="P15">les nœuds possèdent au plus deux fils.</text:p>
        </text:list-item>
        <text:list-item>
          <text:p text:style-name="P15">pour chaque nœud, on distingue le fils gauche du fils droit.</text:p>
        </text:list-item>
      </text:list>
      <text:p text:style-name="P1"/>
      <text:p text:style-name="P3">Les arbres binaires peuvent être <text:span text:style-name="T14">aussi être </text:span>définis de façon récursive :</text:p>
      <text:p text:style-name="tfDéfinition"><text:span text:style-name="T12">Définition </text:span><text:span text:style-name="T13">3</text:span><text:span text:style-name="T12"> :</text:span></text:p>
      <text:p text:style-name="P4">Un arbre binaire est :</text:p>
      <text:list xml:id="list194948520745785" text:continue-numbering="true" text:style-name="tfPuce">
        <text:list-item>
          <text:p text:style-name="P16">soit vide.</text:p>
        </text:list-item>
        <text:list-item>
          <text:p text:style-name="P17"><text:span text:style-name="T14">s</text:span>oit composé d’un nœud (sa racine) et de deux arbres binaires, appelés fils gauche et fils droit.</text:p>
        </text:list-item>
      </text:list>
      <text:p text:style-name="Standard"/>
      <text:p text:style-name="tfTitre_20_non_20_numéroté">Parcours d'un arbre <text:span text:style-name="T30">binaire :</text:span></text:p>
      <text:p text:style-name="Standard">Parcourir un arbre <text:span text:style-name="T30">binaire</text:span>, c'est faire la liste de <text:span text:style-name="T15">ses</text:span> nœuds <text:span text:style-name="T15">sans </text:span>en oubli<text:span text:style-name="T15">er e</text:span>t en les notant tous une seule fois.</text:p>
      <text:p text:style-name="P13"><text:span text:style-name="T30">On distingue les parcours en </text:span><text:span text:style-name="T22">profondeur</text:span><text:span text:style-name="T30"> (</text:span><text:span text:style-name="T18">préfixe</text:span>, <text:span text:style-name="T18">infixe</text:span> et <text:span text:style-name="T18">suffixe</text:span><text:span text:style-name="T10">) et le parcours en </text:span><text:span text:style-name="T22">largeur</text:span>.</text:p>
      <text:p text:style-name="Standard"/>
      <text:p text:style-name="Standard"/>
      <text:list xml:id="list194948863610413" text:continue-list="list194948257505804" text:style-name="tfNum_20_I_29_">
        <text:list-item>
          <text:p text:style-name="tfTitre_20_I_29_">Arbres binaires de recherche</text:p>
        </text:list-item>
      </text:list>
      <text:p text:style-name="P20"><text:span text:style-name="T8">On appelle </text:span><text:span text:style-name="T21">arbre binaire </text:span><text:span text:style-name="T23">de recherche </text:span><text:span text:style-name="T24">(ABR)</text:span><text:span text:style-name="T9">, un arbre </text:span><text:span text:style-name="T11">binaire construit de telle sorte que pour chaque nœud</text:span><text:span text:style-name="T2"> </text:span><text:span text:style-name="T8">:</text:span></text:p>
      <text:p text:style-name="P19"><text:span text:style-name="T31">étiquette</text:span><text:span text:style-name="T32">s</text:span><text:span text:style-name="T31"> du </text:span><text:span text:style-name="T32">sous-arbre</text:span> gauche <text:span text:style-name="T33">&lt;</text:span><text:span text:style-name="T31"> étiquette du nœud </text:span><text:span text:style-name="T33">&lt;</text:span><text:span text:style-name="T31"> étiquette</text:span><text:span text:style-name="T32">s</text:span><text:span text:style-name="T31"> </text:span>du <text:span text:style-name="T32">sous-arbre</text:span> droit</text:p>
      <text:p text:style-name="Standard"/>
      <text:p text:style-name="P14">Le parcours infixe d’un ABR est toujours trié.</text:p>
      <text:p text:style-name="P14">La recherche d’une valeur dans un ABR raisonnablement équilibré est de complexité logarithmiq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19T19:49:47.819780242</dc:date>
    <meta:editing-duration>P1DT18H14M13S</meta:editing-duration>
    <meta:editing-cycles>204</meta:editing-cycles>
    <meta:document-statistic meta:table-count="0" meta:image-count="0" meta:object-count="0" meta:page-count="1" meta:paragraph-count="32" meta:word-count="319" meta:character-count="1791" meta:non-whitespace-character-count="1516"/>
  </office:meta>
</office:document-meta>
</file>